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3.604cm" fo:min-width="13.354cm"/>
    </style:style>
    <style:style style:name="gr2" style:family="graphic" style:parent-style-name="standard">
      <style:graphic-properties draw:stroke="solid" svg:stroke-width="0.106cm" svg:stroke-color="#808080" draw:marker-start-width="0.359cm" draw:marker-end-width="0.359cm" draw:fill-color="#ffffff" draw:textarea-horizontal-align="justify" draw:textarea-vertical-align="middle" draw:auto-grow-height="false" fo:min-height="14.863cm" fo:min-width="25.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e5959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18cm" svg:stroke-color="#dddddd" draw:marker-start-width="0.226cm" draw:marker-end-width="0.226cm" draw:fill-color="#ffe994" draw:textarea-horizontal-align="justify" draw:textarea-vertical-align="middle" draw:auto-grow-height="false" fo:min-height="0.366cm" fo:min-width="0.116cm" fo:padding-top="0.133cm" fo:padding-bottom="0.133cm" fo:padding-left="0.258cm" fo:padding-right="0.258cm"/>
    </style:style>
    <style:style style:name="gr5" style:family="graphic" style:parent-style-name="standard">
      <style:graphic-properties svg:stroke-width="0.106cm" svg:stroke-color="#ffbf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6" style:family="graphic" style:parent-style-name="standard">
      <style:graphic-properties svg:stroke-width="0.018cm" svg:stroke-color="#dddddd" draw:marker-start-width="0.094cm" draw:marker-end-width="0.094cm" draw:fill-color="#ffe994" draw:textarea-horizontal-align="justify" draw:textarea-vertical-align="middle" draw:auto-grow-height="false" fo:min-height="0.366cm" fo:min-width="0.116cm" fo:padding-top="0.133cm" fo:padding-bottom="0.133cm" fo:padding-left="0.258cm" fo:padding-right="0.258cm"/>
    </style:style>
    <style:style style:name="gr7" style:family="graphic" style:parent-style-name="standard">
      <style:graphic-properties svg:stroke-width="0.106cm" svg:stroke-color="#ffffff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81d41a" draw:marker-start-width="0.358cm" draw:marker-end-width="0.358cm" draw:fill-color="#ffe994" draw:textarea-horizontal-align="justify" draw:textarea-vertical-align="middle" draw:auto-grow-height="false" fo:min-height="0.366cm" fo:min-width="0.11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ffe994" draw:textarea-horizontal-align="justify" draw:textarea-vertical-align="middle" draw:auto-grow-height="false" fo:min-height="0.662cm" fo:min-width="0.412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-color="#ffffa6" draw:textarea-horizontal-align="justify" draw:textarea-vertical-align="middle" draw:auto-grow-height="false" fo:min-height="0.047cm" fo:min-width="0cm"/>
    </style:style>
    <style:style style:name="gr12" style:family="graphic" style:parent-style-name="standard">
      <style:graphic-properties svg:stroke-color="#afd095" draw:fill-color="#77bc65" draw:textarea-horizontal-align="justify" draw:textarea-vertical-align="middle" draw:auto-grow-height="false" fo:min-height="1.147cm" fo:min-width="25.154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85cm" fo:min-width="3.183cm"/>
    </style:style>
    <style:style style:name="gr14" style:family="graphic" style:parent-style-name="standard">
      <style:graphic-properties draw:fill-color="#111111" draw:textarea-horizontal-align="justify" draw:textarea-vertical-align="middle" draw:auto-grow-height="false" fo:min-height="0.385cm" fo:min-width="4.4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0.766cm" fo:min-width="25.154cm"/>
    </style:style>
    <style:style style:name="gr17" style:family="graphic" style:parent-style-name="standard">
      <style:graphic-properties draw:stroke="solid" svg:stroke-color="#a1467e" draw:fill="solid" draw:fill-color="#f7d1d5" draw:opacity="25%" draw:opacity-name="" fo:min-height="2.036cm"/>
    </style:style>
    <style:style style:name="gr18" style:family="graphic" style:parent-style-name="standard">
      <style:graphic-properties draw:stroke="solid" svg:stroke-color="#a1467e" draw:fill="solid" draw:fill-color="#f7d1d5" draw:opacity="25%" draw:opacity-name="" fo:min-height="2.126cm"/>
    </style:style>
    <style:style style:name="gr19" style:family="graphic" style:parent-style-name="standard">
      <style:graphic-properties draw:stroke="solid" svg:stroke-color="#ff6d6d" draw:fill="solid" draw:fill-color="#ffd7d7" draw:opacity="50%" draw:opacity-name="" fo:min-height="2.126cm"/>
    </style:style>
    <style:style style:name="gr20" style:family="graphic" style:parent-style-name="standard">
      <style:graphic-properties draw:stroke="solid" svg:stroke-color="#ff972f" draw:fill="solid" draw:fill-color="#ffdbb6" draw:opacity="50%" draw:opacity-name="" fo:min-height="2.126cm"/>
    </style:style>
    <style:style style:name="P1" style:family="paragraph">
      <loext:graphic-properties draw:fill="solid" draw:fill-color="#00a93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color="#ce181e" fo:font-size="12pt" style:font-size-asian="12pt" style:font-size-complex="12pt"/>
    </style:style>
    <style:style style:name="P4" style:family="paragraph">
      <loext:graphic-properties draw:fill-color="#ffe994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style:paragraph-properties fo:text-align="center"/>
      <style:text-properties fo:color="#b47804" fo:font-size="12pt" style:font-size-asian="12pt" style:font-size-complex="12pt"/>
    </style:style>
    <style:style style:name="P7" style:family="paragraph">
      <loext:graphic-properties draw:fill-color="#ffe994"/>
      <style:paragraph-properties fo:text-align="center"/>
      <style:text-properties fo:color="#b47804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ffa6"/>
      <style:paragraph-properties fo:text-align="center"/>
    </style:style>
    <style:style style:name="P10" style:family="paragraph">
      <loext:graphic-properties draw:fill-color="#77bc65"/>
      <style:paragraph-properties fo:text-align="center"/>
    </style:style>
    <style:style style:name="P11" style:family="paragraph">
      <style:paragraph-properties fo:text-align="center"/>
      <style:text-properties fo:font-style="italic"/>
    </style:style>
    <style:style style:name="P12" style:family="paragraph">
      <loext:graphic-properties draw:fill-color="#111111"/>
      <style:paragraph-properties fo:text-align="center"/>
      <style:text-properties fo:font-style="italic"/>
    </style:style>
    <style:style style:name="P13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color="#ff0000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-color="#cccccc"/>
      <style:paragraph-properties fo:text-align="end"/>
      <style:text-properties fo:color="#808080"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fo:color="#a1467e" fo:font-size="54pt" fo:font-style="italic" fo:font-weight="bold"/>
    </style:style>
    <style:style style:name="P18" style:family="paragraph">
      <loext:graphic-properties draw:fill="solid" draw:fill-color="#f7d1d5" draw:opacity="25%"/>
      <style:paragraph-properties fo:text-align="center"/>
      <style:text-properties fo:color="#a1467e" fo:font-size="54pt" fo:font-style="italic" fo:font-weight="bold"/>
    </style:style>
    <style:style style:name="P19" style:family="paragraph">
      <style:paragraph-properties fo:text-align="center"/>
      <style:text-properties fo:color="#ff6d6d" fo:font-size="54pt" fo:font-style="italic" fo:font-weight="bold"/>
    </style:style>
    <style:style style:name="P20" style:family="paragraph">
      <loext:graphic-properties draw:fill="solid" draw:fill-color="#ffd7d7" draw:opacity="50%"/>
      <style:paragraph-properties fo:text-align="center"/>
      <style:text-properties fo:color="#ff6d6d" fo:font-size="54pt" fo:font-style="italic" fo:font-weight="bold"/>
    </style:style>
    <style:style style:name="P21" style:family="paragraph">
      <style:paragraph-properties fo:text-align="center"/>
      <style:text-properties fo:color="#ff972f" fo:font-size="54pt" fo:font-style="italic" fo:font-weight="bold"/>
    </style:style>
    <style:style style:name="P22" style:family="paragraph">
      <loext:graphic-properties draw:fill="solid" draw:fill-color="#ffdbb6" draw:opacity="50%"/>
      <style:paragraph-properties fo:text-align="center"/>
      <style:text-properties fo:color="#ff972f" fo:font-size="54pt" fo:font-style="italic" fo:font-weight="bold"/>
    </style:style>
    <style:style style:name="T1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9.59cm" svg:x="4.8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5.94cm" svg:height="15.113cm" svg:x="1cm" svg:y="3.23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016cm" svg:height="1.016cm" svg:x="10.859cm" svg:y="18.843cm">
            <text:p text:style-name="P3">HV</text:p>
            <text:p text:style-name="P3">lef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016cm" svg:height="1.016cm" svg:x="12.891cm" svg:y="19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1.016cm" svg:height="1.016cm" svg:x="17.336cm" svg:y="18.843cm">
            <text:p text:style-name="P6">HV</text:p>
            <text:p text:style-name="P6">right</text:p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6" draw:text-style-name="P5" draw:layer="layout" svg:width="1.016cm" svg:height="1.016cm" svg:x="15.304cm" svg:y="19.351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</draw:g>
        <draw:g>
          <draw:custom-shape draw:style-name="gr7" draw:text-style-name="P5" draw:layer="layout" svg:width="1.016cm" svg:height="1.016cm" draw:transform="rotate (-3.1414181206646) translate (11.877cm 2.777cm)">
            <text:p text:style-name="P8">1</text:p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5" draw:layer="layout" svg:width="1.016cm" svg:height="1.016cm" draw:transform="rotate (-3.14141812066459) translate (13.906cm 2.27cm)">
            <text:p text:style-name="P8">2</text:p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5" draw:layer="layout" svg:width="1.016cm" svg:height="1.016cm" draw:transform="rotate (-3.14159265358979) translate (18.353cm 2.778cm)">
            <text:p text:style-name="P8">4</text:p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10" draw:text-style-name="P5" draw:layer="layout" svg:width="1.016cm" svg:height="1.016cm" draw:transform="rotate (-3.14159265358979) translate (16.321cm 2.27cm)">
            <text:p text:style-name="P8">3</text:p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</draw:g>
        <draw:custom-shape draw:style-name="gr11" draw:text-style-name="P9" draw:layer="layout" svg:width="0.762cm" svg:height="0.889cm" draw:transform="rotate (-2.32617482705804) translate (19.95cm 18.9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2" draw:text-style-name="P10" draw:layer="layout" svg:width="25.654cm" svg:height="1.397cm" svg:x="1.127cm" svg:y="16.87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17.25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17.256cm">
            <text:p text:style-name="P11">Left 9 (V09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17.256cm">
            <text:p text:style-name="P11">Right 9 (V18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16.85cm">
            <draw:text-box>
              <text:p text:style-name="P13">Slot 9</text:p>
            </draw:text-box>
          </draw:frame>
        </draw:g>
        <draw:custom-shape draw:style-name="gr16" draw:text-style-name="P16" draw:layer="layout" svg:width="25.654cm" svg:height="1.016cm" svg:x="1.127cm" svg:y="3.413cm">
          <text:p text:style-name="P15"><text:span text:style-name="T1">I</text:span><text:span text:style-name="T1">N</text:span><text:span text:style-name="T1">F</text:span><text:span text:style-name="T1">N</text:span><text:span text:style-name="T1"> </text:span><text:span text:style-name="T1">P</text:span><text:span text:style-name="T1">A</text:span><text:span text:style-name="T1">D</text:span><text:span text:style-name="T1">O</text:span><text:span text:style-name="T1">V</text:span><text:span text:style-name="T1">A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0" draw:layer="layout" svg:width="25.654cm" svg:height="1.397cm" svg:x="1.127cm" svg:y="15.37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15.7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15.757cm">
            <text:p text:style-name="P11">Left 8 (V08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15.757cm">
            <text:p text:style-name="P11">Right 8 (V17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15.351cm">
            <draw:text-box>
              <text:p text:style-name="P13">Slot 8</text:p>
            </draw:text-box>
          </draw:frame>
        </draw:g>
        <draw:g>
          <draw:custom-shape draw:style-name="gr12" draw:text-style-name="P10" draw:layer="layout" svg:width="25.654cm" svg:height="1.397cm" svg:x="1.127cm" svg:y="13.8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14.25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14.258cm">
            <text:p text:style-name="P11">Left 7 (V07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14.258cm">
            <text:p text:style-name="P11">Right 7 (V16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13.852cm">
            <draw:text-box>
              <text:p text:style-name="P13">Slot 7</text:p>
            </draw:text-box>
          </draw:frame>
        </draw:g>
        <draw:g>
          <draw:custom-shape draw:style-name="gr12" draw:text-style-name="P10" draw:layer="layout" svg:width="25.654cm" svg:height="1.397cm" svg:x="1.127cm" svg:y="12.37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12.75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12.757cm">
            <text:p text:style-name="P11">Left 6 (V06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12.757cm">
            <text:p text:style-name="P11">Right 6 (V15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12.351cm">
            <draw:text-box>
              <text:p text:style-name="P13">Slot 6</text:p>
            </draw:text-box>
          </draw:frame>
        </draw:g>
        <draw:g>
          <draw:custom-shape draw:style-name="gr12" draw:text-style-name="P10" draw:layer="layout" svg:width="25.654cm" svg:height="1.397cm" svg:x="1.127cm" svg:y="10.8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11.25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11.258cm">
            <text:p text:style-name="P11">Left 5 (V05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11.258cm">
            <text:p text:style-name="P11">Right 5 (V14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10.852cm">
            <draw:text-box>
              <text:p text:style-name="P13">Slot 5</text:p>
            </draw:text-box>
          </draw:frame>
        </draw:g>
        <draw:g>
          <draw:custom-shape draw:style-name="gr12" draw:text-style-name="P10" draw:layer="layout" svg:width="25.654cm" svg:height="1.397cm" svg:x="1.127cm" svg:y="9.3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9.75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9.759cm">
            <text:p text:style-name="P11">Left 4 (V04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9.759cm">
            <text:p text:style-name="P11">Right 4 (V13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9.353cm">
            <draw:text-box>
              <text:p text:style-name="P13">Slot 4</text:p>
            </draw:text-box>
          </draw:frame>
        </draw:g>
        <draw:g>
          <draw:custom-shape draw:style-name="gr12" draw:text-style-name="P10" draw:layer="layout" svg:width="25.654cm" svg:height="1.397cm" svg:x="1.127cm" svg:y="7.8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8.25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8.258cm">
            <text:p text:style-name="P11">Left 3 (V03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8.258cm">
            <text:p text:style-name="P11">Right 3 (V12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7.852cm">
            <draw:text-box>
              <text:p text:style-name="P13">Slot 3</text:p>
            </draw:text-box>
          </draw:frame>
        </draw:g>
        <draw:g>
          <draw:custom-shape draw:style-name="gr12" draw:text-style-name="P10" draw:layer="layout" svg:width="25.654cm" svg:height="1.397cm" svg:x="1.127cm" svg:y="6.3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6.75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6.759cm">
            <text:p text:style-name="P11">Left 2 (V02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6.759cm">
            <text:p text:style-name="P11">Right 2 (V11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6.353cm">
            <draw:text-box>
              <text:p text:style-name="P13">Slot 2</text:p>
            </draw:text-box>
          </draw:frame>
        </draw:g>
        <draw:g>
          <draw:custom-shape draw:style-name="gr12" draw:text-style-name="P10" draw:layer="layout" svg:width="25.654cm" svg:height="1.397cm" svg:x="1.127cm" svg:y="4.8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83cm" svg:height="0.635cm" svg:x="1.762cm" svg:y="5.2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9.001cm" svg:y="5.26cm">
            <text:p text:style-name="P11">Left 1 (V01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.953cm" svg:height="0.635cm" svg:x="17.401cm" svg:y="5.26cm">
            <text:p text:style-name="P11">Right 1 (V10)</text:p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.575cm" svg:height="1.517cm" svg:x="1.403cm" svg:y="4.854cm">
            <draw:text-box>
              <text:p text:style-name="P13">Slot 1</text:p>
            </draw:text-box>
          </draw:frame>
        </draw:g>
        <draw:frame draw:style-name="gr17" draw:text-style-name="P18" draw:layer="layout" svg:width="5.461cm" svg:height="2.376cm" svg:x="19.415cm" svg:y="1.164cm">
          <draw:text-box>
            <text:p text:style-name="P17">TOP</text:p>
          </draw:text-box>
        </draw:frame>
        <draw:frame draw:style-name="gr18" draw:text-style-name="P18" draw:layer="layout" svg:width="8.807cm" svg:height="2.376cm" svg:x="1.43cm" svg:y="18.58cm">
          <draw:text-box>
            <text:p text:style-name="P17">BOTTOM</text:p>
          </draw:text-box>
        </draw:frame>
        <draw:frame draw:style-name="gr19" draw:text-style-name="P20" draw:layer="layout" svg:width="8.807cm" svg:height="2.376cm" draw:transform="rotate (1.5707963267949) translate (5.802cm 15.199cm)">
          <draw:text-box>
            <text:p text:style-name="P19">LEFT<text:span text:style-name="T2"> (long)</text:span></text:p>
          </draw:text-box>
        </draw:frame>
        <draw:frame draw:style-name="gr20" draw:text-style-name="P22" draw:layer="layout" svg:width="8.807cm" svg:height="3.642cm" draw:transform="rotate (-1.5707963267949) translate (26.311cm 6.392cm)">
          <draw:text-box>
            <text:p text:style-name="P21">RIGHT<text:span text:style-name="T3"> (shor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1:23:39.406408550</meta:creation-date>
    <meta:editing-duration>PT7H49M12S</meta:editing-duration>
    <meta:editing-cycles>8</meta:editing-cycles>
    <meta:generator>LibreOffice/6.1.3.2$Linux_X86_64 LibreOffice_project/10$Build-2</meta:generator>
    <dc:date>2018-12-03T09:24:28.081280630</dc:date>
    <meta:document-statistic meta:object-count="72"/>
  </office:meta>
</office:document-meta>
</file>